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4FDA60002C6F76AAF01D0.wmf" manifest:media-type=""/>
  <manifest:file-entry manifest:full-path="Pictures/200000090002D6430002138B42CFBAF9.wmf" manifest:media-type=""/>
  <manifest:file-entry manifest:full-path="Pictures/20000009000AF059000882FDF8B24069.wmf" manifest:media-type=""/>
  <manifest:file-entry manifest:full-path="Pictures/2000000900070AAE00051E698826815B.wmf" manifest:media-type=""/>
  <manifest:file-entry manifest:full-path="Pictures/2000000A0004FDA60002C6F727BA7C71.wmf" manifest:media-type=""/>
  <manifest:file-entry manifest:full-path="Pictures/2000000900070AAE00051E69652C0B5C.wmf" manifest:media-type=""/>
  <manifest:file-entry manifest:full-path="Pictures/2000000900070AAE00051E6992642E46.wmf" manifest:media-type=""/>
  <manifest:file-entry manifest:full-path="Pictures/200000090004FDA60002C6F7607EBC3F.wmf" manifest:media-type=""/>
  <manifest:file-entry manifest:full-path="Pictures/20000009000AF059000882FD580E184B.wmf" manifest:media-type=""/>
  <manifest:file-entry manifest:full-path="Pictures/200000090004FDA60002C6F7797BB994.wmf" manifest:media-type=""/>
  <manifest:file-entry manifest:full-path="Pictures/2000000900070AAE00051E6969EA4732.wmf" manifest:media-type=""/>
  <manifest:file-entry manifest:full-path="Pictures/20000009000AF059000882FD749E99BC.wmf" manifest:media-type=""/>
  <manifest:file-entry manifest:full-path="Pictures/20000009000AF059000882FDA23A8C9A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0pt" fo:language="de" fo:country="DE" style:font-size-asian="10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1" fo:font-size="10pt" fo:language="de" fo:country="DE" style:font-size-asian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Übung 7</text:span></text:p>
      <text:p text:style-name="Standard"><text:span text:style-name="T1">x</text:span></text:p>
      <text:p text:style-name="Standard"><text:span text:style-name="T1">Modell:</text:span></text:p>
      <text:p text:style-name="Standard"><draw:frame draw:style-name="fr1" text:anchor-type="as-char" svg:width="27.093cm" svg:height="21.082cm" draw:z-index="0"><draw:image xlink:href="Pictures/20000009000AF059000882FDA23A8C9A.wmf" xlink:type="simple" xlink:show="embed" xlink:actuate="onLoad"/></draw:frame><text:span text:style-name="T1">x</text:span></text:p>
      <text:p text:style-name="Standard"><text:soft-page-break/><text:span text:style-name="T1">Ausgangssituation: die 4 gesammelten, Kombi-Objekte aus Werstückträger und defektem Produkt werden GETRENNT,</text:span></text:p>
      <text:p text:style-name="Standard"><text:span text:style-name="T1">dabei werden die defekten Produkte entsorgt, ihre Werkstückträger zurückgeführt, aber für beide nun getrennten Objekte wird das gleiche Icon verwendet</text:span></text:p>
      <text:p text:style-name="Standard"><text:span text:style-name="T1">Verbesserung:</text:span></text:p>
      <text:p text:style-name="P1"/>
      <text:p text:style-name="Standard"><text:span text:style-name="T1">Zu entsorgende defekten Produkten wird jetzt die ID "prod10" zugewiesen.</text:span></text:p>
      <text:p text:style-name="Standard"><text:span text:style-name="T1">Sie werden durch 2D Icon 40 dargestellt </text:span></text:p>
      <text:p text:style-name="Standard"><draw:frame draw:style-name="fr1" text:anchor-type="as-char" svg:width="12.361cm" svg:height="6.877cm" draw:z-index="1"><draw:image xlink:href="Pictures/200000090004FDA60002C6F76AAF01D0.wmf" xlink:type="simple" xlink:show="embed" xlink:actuate="onLoad"/></draw:frame></text:p>
      <text:p text:style-name="P1"/>
      <text:p text:style-name="P1"/>
      <text:p text:style-name="Standard"><text:span text:style-name="T1">x</text:span></text:p>
      <text:p text:style-name="Standard"><text:span text:style-name="T1">Conveyor 20 liefert Teile mit der Darstellung <text:s/>"prod7" an</text:span></text:p>
      <text:p text:style-name="Standard"><text:soft-page-break/><draw:frame draw:style-name="fr1" text:anchor-type="as-char" svg:width="17.441cm" svg:height="12.679cm" draw:z-index="2"><draw:image xlink:href="Pictures/2000000900070AAE00051E698826815B.wmf" xlink:type="simple" xlink:show="embed" xlink:actuate="onLoad"/></draw:frame></text:p>
      <text:p text:style-name="Standard"><text:span text:style-name="T1">prod7:</text:span></text:p>
      <text:p text:style-name="Standard"><draw:frame draw:style-name="fr1" text:anchor-type="as-char" svg:width="12.361cm" svg:height="6.877cm" draw:z-index="3"><draw:image xlink:href="Pictures/200000090004FDA60002C6F7797BB994.wmf" xlink:type="simple" xlink:show="embed" xlink:actuate="onLoad"/></draw:frame></text:p>
      <text:p text:style-name="Standard"><text:span text:style-name="T1">der Buffer sendet aber an beide Conveyors</text:span></text:p>
      <text:p text:style-name="Standard"><text:span text:style-name="T1">prod5:</text:span></text:p>
      <text:p text:style-name="Standard"><text:soft-page-break/><draw:frame draw:style-name="fr1" text:anchor-type="as-char" svg:width="12.361cm" svg:height="6.877cm" draw:z-index="4"><draw:image xlink:href="Pictures/200000090004FDA60002C6F7607EBC3F.wmf" xlink:type="simple" xlink:show="embed" xlink:actuate="onLoad"/></draw:frame></text:p>
      <text:p text:style-name="P1"/>
      <text:p text:style-name="Standard"><text:span text:style-name="T1">Conveyor 28 sendet "prod5", d.h. den Werkstückträger, zurück an die Fertigung</text:span></text:p>
      <text:p text:style-name="Standard"><draw:frame draw:style-name="fr1" text:anchor-type="as-char" svg:width="17.441cm" svg:height="12.679cm" draw:z-index="5"><draw:image xlink:href="Pictures/2000000900070AAE00051E6969EA4732.wmf" xlink:type="simple" xlink:show="embed" xlink:actuate="onLoad"/></draw:frame></text:p>
      <text:p text:style-name="Standard"><text:span text:style-name="T1">prod5:</text:span></text:p>
      <text:p text:style-name="Standard"><text:soft-page-break/><draw:frame draw:style-name="fr1" text:anchor-type="as-char" svg:width="12.361cm" svg:height="6.877cm" draw:z-index="6"><draw:image xlink:href="Pictures/2000000A0004FDA60002C6F727BA7C71.wmf" xlink:type="simple" xlink:show="embed" xlink:actuate="onLoad"/></draw:frame></text:p>
      <text:p text:style-name="Standard"><text:span text:style-name="T1">In Conveyor 29 wird nun "prod10" dargestellt, dazu muß </text:span></text:p>
      <text:p text:style-name="Standard"><text:span text:style-name="T1">Trigger on entry: product[C]:=10</text:span></text:p>
      <text:p text:style-name="Standard"><text:span text:style-name="T1">gesetzt werden.</text:span></text:p>
      <text:p text:style-name="Standard"><draw:frame draw:style-name="fr1" text:anchor-type="as-char" svg:width="17.441cm" svg:height="12.679cm" draw:z-index="7"><draw:image xlink:href="Pictures/2000000900070AAE00051E6992642E46.wmf" xlink:type="simple" xlink:show="embed" xlink:actuate="onLoad"/></draw:frame></text:p>
      <text:p text:style-name="Standard"><text:span text:style-name="T1">x</text:span></text:p>
      <text:p text:style-name="Standard"><text:span text:style-name="T1">Buffer mit defekten Teilen, Kapazität 4 Teile</text:span></text:p>
      <text:p text:style-name="Standard"><text:span text:style-name="T1">send to: select 2 from 28, 29</text:span></text:p>
      <text:p text:style-name="Standard"><text:span text:style-name="T1">nimmt jeweils 2 Teile, übergibt das erste der beiden an 28 ( Conveyor für Werkstückträger ) und das zweite an 29 ( Conveyor für defekte Teile ), verwendet aber für beide das gleiche Icon, d.h. "prod5", weil für 29 </text:span><text:soft-page-break/><text:span text:style-name="T1">kein Icon eingestellt war !</text:span></text:p>
      <text:p text:style-name="Standard"><draw:frame draw:style-name="fr1" text:anchor-type="as-char" svg:width="17.441cm" svg:height="12.679cm" draw:z-index="8"><draw:image xlink:href="Pictures/2000000900070AAE00051E69652C0B5C.wmf" xlink:type="simple" xlink:show="embed" xlink:actuate="onLoad"/></draw:frame></text:p>
      <text:p text:style-name="P1"/>
      <text:p text:style-name="Standard"><text:span text:style-name="T1">x +++++++++++++ eigentliche Aufgabe: ++++++++++++++++++++++++</text:span></text:p>
      <text:p text:style-name="Standard"><text:span text:style-name="T1">x</text:span></text:p>
      <text:p text:style-name="P1"/>
      <text:p text:style-name="Standard"><draw:frame draw:style-name="fr1" text:anchor-type="as-char" svg:width="7.026cm" svg:height="5.142cm" draw:z-index="9"><draw:image xlink:href="Pictures/200000090002D6430002138B42CFBAF9.wmf" xlink:type="simple" xlink:show="embed" xlink:actuate="onLoad"/></draw:frame></text:p>
      <text:p text:style-name="Standard"><text:span text:style-name="T1">x</text:span></text:p>
      <text:p text:style-name="P1"/>
      <text:p text:style-name="Standard"><text:span text:style-name="T1">x</text:span></text:p>
      <text:p text:style-name="Standard"><text:span text:style-name="T1">5 Werkstückträger</text:span></text:p>
      <text:p text:style-name="Standard"><text:span text:style-name="T1">31 Ready/hr</text:span></text:p>
      <text:p text:style-name="Standard"><text:span text:style-name="T1">1 Scrap</text:span></text:p>
      <text:p text:style-name="Standard"><text:span text:style-name="T1">x</text:span></text:p>
      <text:p text:style-name="Standard"><text:soft-page-break/><text:span text:style-name="T1">10 Werkstückträger</text:span></text:p>
      <text:p text:style-name="Standard"><text:span text:style-name="T1">76 Ready/hr</text:span></text:p>
      <text:p text:style-name="Standard"><text:span text:style-name="T1">3 Scrap</text:span></text:p>
      <text:p text:style-name="P1"/>
      <text:p text:style-name="Standard"><text:span text:style-name="T1">15 Werkstückträger</text:span></text:p>
      <text:p text:style-name="Standard"><text:span text:style-name="T1">95 Ready/hr</text:span></text:p>
      <text:p text:style-name="Standard"><text:span text:style-name="T1">3 Scrap</text:span></text:p>
      <text:p text:style-name="Standard"><text:soft-page-break/><draw:frame draw:style-name="fr1" text:anchor-type="as-char" svg:width="27.093cm" svg:height="21.082cm" draw:z-index="10"><draw:image xlink:href="Pictures/20000009000AF059000882FD580E184B.wmf" xlink:type="simple" xlink:show="embed" xlink:actuate="onLoad"/></draw:frame></text:p>
      <text:p text:style-name="Standard"><text:span text:style-name="T1">x</text:span></text:p>
      <text:p text:style-name="Standard"><text:span text:style-name="T1">20 Werkstückträger</text:span></text:p>
      <text:p text:style-name="Standard"><text:span text:style-name="T1">96 Ready/hr</text:span></text:p>
      <text:p text:style-name="Standard"><text:span text:style-name="T1">1 Scrap</text:span></text:p>
      <text:p text:style-name="Standard"><text:soft-page-break/><text:span text:style-name="T1">x</text:span></text:p>
      <text:p text:style-name="Standard"><text:span text:style-name="T1">x</text:span></text:p>
      <text:p text:style-name="Standard"><draw:frame draw:style-name="fr1" text:anchor-type="as-char" svg:width="27.093cm" svg:height="21.082cm" draw:z-index="11"><draw:image xlink:href="Pictures/20000009000AF059000882FD749E99BC.wmf" xlink:type="simple" xlink:show="embed" xlink:actuate="onLoad"/></draw:frame></text:p>
      <text:p text:style-name="Standard"><text:span text:style-name="T1">25 Werkstückträger</text:span></text:p>
      <text:p text:style-name="Standard"><text:span text:style-name="T1">98 Ready/hr</text:span></text:p>
      <text:p text:style-name="Standard"><text:soft-page-break/><text:span text:style-name="T1">1 Scrap</text:span></text:p>
      <text:p text:style-name="Standard"><text:span text:style-name="T1">xx</text:span></text:p>
      <text:p text:style-name="Standard"><text:span text:style-name="T1">11 carriers available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oft-page-break/><draw:frame draw:style-name="fr1" text:anchor-type="as-char" svg:width="27.093cm" svg:height="21.082cm" draw:z-index="12"><draw:image xlink:href="Pictures/20000009000AF059000882FDF8B24069.wmf" xlink:type="simple" xlink:show="embed" xlink:actuate="onLoad"/></draw:frame></text:p>
      <text:p text:style-name="Standard"><text:span text:style-name="T1">30 Werkstückträger</text:span></text:p>
      <text:p text:style-name="Standard"><text:span text:style-name="T1">88 Ready/hr, 79 Ready/hr</text:span></text:p>
      <text:p text:style-name="Standard"><text:span text:style-name="T1">3 Scrap</text:span></text:p>
      <text:p text:style-name="Standard"><text:span text:style-name="T1">xx</text:span></text:p>
      <text:p text:style-name="Standard"><text:soft-page-break/><text:span text:style-name="T1">11 carriers available</text:span></text:p>
      <text:p text:style-name="P1"/>
      <text:p text:style-name="P1"/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3" meta:object-count="0" meta:page-count="12" meta:paragraph-count="72" meta:word-count="225" meta:character-count="1373" meta:non-whitespace-character-count="1192"/>
    <meta:generator>LibreOffice/3.6$Windows_x86 LibreOffice_project/e183d5b-f8ccaf6-3804794-95b4be8-895629</meta:generator>
  </office:meta>
</office:document-meta>
</file>